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2556" officeooo:paragraph-rsid="001e8b67"/>
    </style:style>
    <style:style style:name="T1" style:family="text">
      <style:text-properties officeooo:rsid="001e8b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function moyenne ($notes){<text:line-break/> <text:tab/>//...<text:line-break/> <text:tab/>}<text:line-break/> <text:tab/><text:line-break/>echo "Moyenne : ".moyenne([12, 7, 17, 11]);</text:p>
      <text:p text:style-name="P1"><text:line-break/><text:span text:style-name="T1">echo "moyenne : ".array_sum($tableaNum)/count($tableaNum);<text:line-break/><text:line-break/> ?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24S</meta:editing-duration>
    <meta:editing-cycles>4</meta:editing-cycles>
    <meta:generator>LibreOffice/5.0.0.5$Windows_x86 LibreOffice_project/1b1a90865e348b492231e1c451437d7a15bb262b</meta:generator>
    <dc:date>2016-10-12T22:08:12.974000000</dc:date>
    <meta:document-statistic meta:table-count="0" meta:image-count="0" meta:object-count="0" meta:page-count="1" meta:paragraph-count="2" meta:word-count="17" meta:character-count="150" meta:non-whitespace-character-count="124"/>
    <meta:user-defined meta:name="Info 1"/>
    <meta:user-defined meta:name="Info 2"/>
    <meta:user-defined meta:name="Info 3"/>
    <meta:user-defined meta:name="Info 4"/>
  </office:meta>
</office:document-meta>
</file>